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This is <text:s/>a section with metadata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7T17:19:12</meta:creation-date>
    <dc:date>2011-02-07T17:20:08</dc:date>
    <dc:creator>Ashok Hariharan</dc:creator>
    <meta:editing-duration>PT56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6" meta:character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
Dim odoc

odoc = thisComponent

Dim osection 

osection = odoc.getTextSections().getByName("Section1")

Xray osection


Dim docText

docText= odoc.getText()


'Generate RDFcomment

            

UriService = com.sun.star.rdf.URI
UriSService = com.sun.star.rdf.URIs
LiteralService = com.sun.star.rdf.Literal


Dim uriComment

uriComment = UriService.createKnown(UriSService.RDFS_COMMENT)

Dim rdfLiteral

rdfLiteral =LiteralService.create("Simple RDF Comment")


Dim owlDoc 

owlDoc = UriService.create( "http://akomantoso.org/sections/meta")

Xray owlDoc


Dim rdfMetafile

XRay odoc

rdfMetafile = odoc.addMetadataFile("meta/sections.rdf", Array(owlDoc))

Dim rdfGraph

rdfGraph = odoc.getRDFRepository().getGraph(rdfMetafile)

rdfGraph.addStatement(osection, uriComment, rdfLiteral)

XRay rdfGraph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